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5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 style:data-style-name="N61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dh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string" calcext:value-type="string">
            <text:p>gradH</text:p>
          </table:table-cell>
          <table:table-cell table:style-name="ce1" table:formula="of:=-[.B1]/[.B2]" office:value-type="float" office:value="0.00125" calcext:value-type="float">
            <text:p>0,00125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depth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q</text:p>
          </table:table-cell>
          <table:table-cell table:style-name="ce2" office:value-type="float" office:value="0.000001" calcext:value-type="float">
            <text:p>1,00E-06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lambda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</text:p>
          </table:table-cell>
          <table:table-cell table:style-name="ce1" table:formula="of:=[.D2]/[.D1]" office:value-type="float" office:value="0.0008" calcext:value-type="float">
            <text:p>0,0008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rhoW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cw</text:p>
          </table:table-cell>
          <table:table-cell table:style-name="ce1" office:value-type="float" office:value="4185" calcext:value-type="float">
            <text:p>4185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rhomCm</text:p>
          </table:table-cell>
          <table:table-cell table:style-name="ce1" office:value-type="float" office:value="4000000" calcext:value-type="float">
            <text:p>4000000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style-name="ce1" table:formula="of:=[.B3]/[.B6]" office:value-type="float" office:value="0.00000025" calcext:value-type="float">
            <text:p>2,5E-07</text:p>
          </table:table-cell>
          <table:table-cell table:style-name="ce1" table:number-columns-repeated="1022"/>
        </table:table-row>
        <table:table-row table:style-name="ro1" table:number-rows-repeated="17">
          <table:table-cell table:style-name="ce1" table:number-columns-repeated="1024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3:47:50.478920838</meta:creation-date>
    <dc:date>2021-03-18T23:55:53.299150083</dc:date>
    <meta:editing-duration>PT8M3S</meta:editing-duration>
    <meta:editing-cycles>2</meta:editing-cycles>
    <meta:generator>LibreOffice/6.4.6.2$Linux_X86_64 LibreOffice_project/40$Build-2</meta:generator>
    <meta:document-statistic meta:table-count="1" meta:cell-count="20" meta:object-count="0"/>
  </office:meta>
</office:document-meta>
</file>